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en" fo:country="US" fo:font-style="normal" fo:font-weight="normal" officeooo:rsid="00400015" officeooo:paragraph-rsid="000150fa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Liberation Serif"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Liberation Serif" fo:language="en" fo:country="US" fo:font-style="normal" fo:font-weight="normal" officeooo:rsid="00398717" officeooo:paragraph-rsid="000150f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language="en" fo:country="US" fo:font-style="normal" fo:font-weight="normal" officeooo:rsid="0043b6b3" officeooo:paragraph-rsid="000150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" fo:language="en" fo:country="US" fo:font-style="normal" fo:font-weight="normal" officeooo:rsid="0044f218" officeooo:paragraph-rsid="000150f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" fo:language="en" fo:country="US" fo:font-style="normal" fo:font-weight="bold" officeooo:rsid="003aeffe" officeooo:paragraph-rsid="000150f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en" fo:country="US" fo:font-style="normal" fo:font-weight="bold" officeooo:rsid="00332144" officeooo:paragraph-rsid="000150f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en" fo:country="US" fo:font-style="normal" fo:font-weight="bold" officeooo:rsid="00366e9f" officeooo:paragraph-rsid="000150f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language="en" fo:country="US" fo:font-style="normal" fo:font-weight="normal" officeooo:rsid="00332144" officeooo:paragraph-rsid="000150f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style="normal" fo:font-weight="normal" officeooo:rsid="00431fd4" officeooo:paragraph-rsid="000150f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0366e9f" officeooo:paragraph-rsid="000150f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036c7af" officeooo:paragraph-rsid="000150f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a269f" officeooo:paragraph-rsid="000150f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e17cc" officeooo:paragraph-rsid="000150f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43b6b3" officeooo:paragraph-rsid="000150f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44f218" officeooo:paragraph-rsid="000150f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fcc13" officeooo:paragraph-rsid="000150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400015" officeooo:paragraph-rsid="000150f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bold" officeooo:rsid="00398717" officeooo:paragraph-rsid="000150f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bold" officeooo:rsid="003fcc13" officeooo:paragraph-rsid="000150f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weight="normal" officeooo:rsid="003fcc13" officeooo:paragraph-rsid="000150fa" style:font-weight-asian="normal" style:font-weight-complex="normal"/>
    </style:style>
    <style:style style:name="P24" style:family="paragraph" style:parent-style-name="Standard">
      <style:text-properties officeooo:paragraph-rsid="000150fa"/>
    </style:style>
    <style:style style:name="P25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e17cc" officeooo:paragraph-rsid="000150f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4500d1" officeooo:paragraph-rsid="000150f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02a53e" officeooo:paragraph-rsid="0002a53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03f063" officeooo:paragraph-rsid="0003f063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fo:font-style="normal" fo:font-weight="normal" officeooo:rsid="00431fd4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officeooo:rsid="0036c7af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5" style:family="text">
      <style:text-properties style:font-name="Liberation Serif" fo:language="en" fo:country="US" fo:font-style="normal" fo:font-weight="bold" officeooo:rsid="0037db56" style:font-style-asian="normal" style:font-weight-asian="bold" style:font-style-complex="normal" style:font-weight-complex="bold"/>
    </style:style>
    <style:style style:name="T6" style:family="text">
      <style:text-properties style:font-name="Liberation Serif"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98717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3aeffe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style:font-style-asian="normal" style:font-style-complex="normal"/>
    </style:style>
    <style:style style:name="T11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officeooo:rsid="00398717" style:font-style-asian="normal" style:font-style-complex="normal"/>
    </style:style>
    <style:style style:name="T12" style:family="text">
      <style:text-properties fo:font-variant="normal" fo:text-transform="none" fo:color="#333333" loext:opacity="100%" fo:font-size="12pt" fo:letter-spacing="normal"/>
    </style:style>
    <style:style style:name="T13" style:family="text">
      <style:text-properties fo:font-variant="normal" fo:text-transform="none" fo:color="#333333" loext:opacity="100%" fo:font-size="12pt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333333" loext:opacity="100%" fo:font-size="12pt" fo:letter-spacing="normal" officeooo:rsid="003a269f"/>
    </style:style>
    <style:style style:name="T15" style:family="text">
      <style:text-properties fo:font-variant="normal" fo:text-transform="none" fo:color="#333333" loext:opacity="100%" fo:font-size="12pt" fo:letter-spacing="normal" officeooo:rsid="003e17cc"/>
    </style:style>
    <style:style style:name="T16" style:family="text">
      <style:text-properties fo:font-variant="normal" fo:text-transform="none" fo:color="#333333" loext:opacity="100%" fo:font-size="12pt" fo:letter-spacing="normal" officeooo:rsid="004500d1"/>
    </style:style>
    <style:style style:name="T17" style:family="text">
      <style:text-properties officeooo:rsid="0002a53e"/>
    </style:style>
    <style:style style:name="T18" style:family="text">
      <style:text-properties officeooo:rsid="0003f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TTP</text:p>
      <text:p text:style-name="P9">HTTP request: </text:p>
      <text:p text:style-name="P9">GET /<text:span text:style-name="T1">something HTTP/1.1</text:span></text:p>
      <text:p text:style-name="P9">Headers</text:p>
      <text:p text:style-name="P9">&lt;empty row&gt;</text:p>
      <text:p text:style-name="P9">body</text:p>
      <text:p text:style-name="P9"/>
      <text:p text:style-name="P9">HTTP response:</text:p>
      <text:p text:style-name="P9">HTTP/1.1 200 OK</text:p>
      <text:p text:style-name="P9">Headers</text:p>
      <text:p text:style-name="P9">&lt;empty row&gt;</text:p>
      <text:p text:style-name="P9">body</text:p>
      <text:p text:style-name="P10"/>
      <text:p text:style-name="P24"><text:span text:style-name="T2">All headers: </text:span><text:a xlink:type="simple" xlink:href="https://developer.mozilla.org/en-US/docs/Web/HTTP/Headers" text:style-name="Internet_20_link" text:visited-style-name="Visited_20_Internet_20_Link">https://developer.mozilla.org/en-US/docs/Web/HTTP/Headers</text:a> </text:p>
      <text:p text:style-name="P10"><text:s/></text:p>
      <text:p text:style-name="P8">General headers</text:p>
      <text:p text:style-name="P8">Cache-control:</text:p>
      <text:p text:style-name="P11">public - any cache; private - only browser</text:p>
      <text:p text:style-name="P11">no-cache - still may be stored, but should be validated with response; no-store – not stored in any cache (max-age=0 – is implied)</text:p>
      <text:p text:style-name="P11"/>
      <text:p text:style-name="P11"/>
      <text:p text:style-name="P11">max-age=&lt;seconds from request originates&gt;; s-maxage=&lt;seconds&gt; - for shared caches, overrides max-age and expires</text:p>
      <text:p text:style-name="P11">min-fresh=&lt;seconds&gt; - client wants response, that will be fresh during &lt;seconds&gt;</text:p>
      <text:p text:style-name="P12">stale-while-revalidate=&lt;seconds&gt; - client accepts stale response for &lt;seconds&gt;, but it will be ravalidated on background</text:p>
      <text:p text:style-name="P12">state-if-error=&lt;seconds&gt; - client will accept stale response for &lt;seconds&gt; if check for fresh fails.</text:p>
      <text:p text:style-name="P12"/>
      <text:p text:style-name="P24"><text:span text:style-name="T3">must-revalidate – </text:span><text:span text:style-name="T4">stale response is not acceptable</text:span><text:span text:style-name="T3">; proxy-revalidate – as must-revalidate, but for shared caches; immutable – resource is constant on server, </text:span><text:span text:style-name="T4">only for https.</text:span></text:p>
      <text:p text:style-name="P13">only-if-cached - “do not use network” return cached resource if available, othervice return 504.</text:p>
      <text:p text:style-name="P11"/>
      <text:p text:style-name="P24"><text:span text:style-name="T5">Date:</text:span><text:span text:style-name="T6"> </text:span><text:span text:style-name="T7">&lt;day-name&gt;, &lt;day&gt; &lt;month&gt; &lt;year&gt; &lt;hour&gt;:&lt;minute&gt;:&lt;second&gt; GMT – when message was originated. Forbidden if Fetch spec(set by server, </text:span><text:a xlink:type="simple" xlink:href="https://fetch.spec.whatwg.org/" text:style-name="Internet_20_link" text:visited-style-name="Visited_20_Internet_20_Link">https://fetch.spec.whatwg.org/</text:a><text:span text:style-name="T7">).</text:span></text:p>
      <text:p text:style-name="P14"/>
      <text:p text:style-name="P2"><text:span text:style-name="T13">Connection:</text:span><text:span text:style-name="T12"> ??? prohibited in http/2; keep-alive/close</text:span></text:p>
      <text:p text:style-name="P14"/>
      <text:p text:style-name="P21">Request headers</text:p>
      <text:p text:style-name="P23"><text:span text:style-name="T11">H</text:span><text:span text:style-name="T10">ost: host name and port number</text:span></text:p>
      <text:p text:style-name="P3"><text:span text:style-name="T12">Accept: &lt;MIME_type&gt;/&lt;MIME_subtype&gt;, &lt;MIME_type&gt;/*;</text:span><text:span text:style-name="T14">q=0.3, </text:span></text:p>
      <text:p text:style-name="P3"><text:span text:style-name="T12">Accept- * </text:span><text:span text:style-name="T14">Language, Encoding, </text:span><text:span text:style-name="T15">Charset</text:span><text:span text:style-name="T14"> ...</text:span></text:p>
      <text:p text:style-name="P24"><text:span text:style-name="T8">Cookie: </text:span><text:span text:style-name="T9">&lt;cookie-name&gt;=&lt;cooki-value&gt;; &lt;cookie-name&gt;=&lt;cooki-value&gt;</text:span></text:p>
      <text:p text:style-name="P3"><text:span text:style-name="T12">User-Agent: &lt;product&gt; / &lt;product-version&gt; &lt;comment&gt;. </text:span><text:span text:style-name="T14">&lt;comment&gt; in web browser is (&lt;system-information&gt;) &lt;platform&gt; (&lt;platform-details&gt;) &lt;extensions&gt;</text:span></text:p>
      <text:p text:style-name="P3"><text:span text:style-name="T12">Reffer: </text:span><text:span text:style-name="T14">&lt;url&gt; - &lt;url&gt; is link to page, from which request was sent, not set by browser if reffering resource is file or data, request http from https </text:span></text:p>
      <text:p text:style-name="P15"/>
      <text:p text:style-name="P6"><text:span text:style-name="T14">R</text:span><text:span text:style-name="T12">esponse headers:</text:span></text:p>
      <text:p text:style-name="P16"><text:soft-page-break/>Age: &lt;how long object was in proxy cache, seconds&gt;</text:p>
      <text:p text:style-name="P16"/>
      <text:p text:style-name="P16">Location: &lt;URL&gt; - link for redirect, makes sense with 201(created) or 3xx status code</text:p>
      <text:p text:style-name="P16">Server: name of server(Apache), which have sent response</text:p>
      <text:p text:style-name="P16"/>
      <text:p text:style-name="P17">Set-cookie:</text:p>
      <text:p text:style-name="P4"><text:span text:style-name="T12">&lt;cookie-name&gt;=&lt;cookie-value&gt;, __</text:span><text:span text:style-name="T16">Secure- prefix of cookie name – with https and secure attribute, <text:s/>__Host- prefix – with https and not specified domain</text:span></text:p>
      <text:p text:style-name="P18">Expires=&lt;date&gt; - HTTP-date, if not specified – session cookie</text:p>
      <text:p text:style-name="P18">max-age=&lt;seconds&gt; - more precendent, than expires</text:p>
      <text:p text:style-name="P18">domain=&lt;domain&gt;, if not specified – to the host of current document, without sub-domains, if specified – for sub domains too.</text:p>
      <text:p text:style-name="P18">path=&lt;path value&gt; - to which sub-domains</text:p>
      <text:p text:style-name="P18">Secure – only with https</text:p>
      <text:p text:style-name="P5"><text:span text:style-name="T12">HttpOnly – </text:span><text:span text:style-name="T16">cookie will not be accesible to JavaScript</text:span></text:p>
      <text:p text:style-name="P26">SameSite=strict – cookie will be sent only to same URL; lax – sent to external site; None – both cross-site and same-site</text:p>
      <text:p text:style-name="P26"/>
      <text:p text:style-name="P26">WWW-Authenticate. <text:span text:style-name="T17">Defined auth mechanism.</text:span> <text:span text:style-name="T17">Should be present when status=401(unauthorized). Allowed to have multiple such headers. Syntax: auth-method param1=val1, param2=val2</text:span></text:p>
      <text:p text:style-name="P27">auth-method – is mandatory, values Basic/Digest/…</text:p>
      <text:p text:style-name="P27">Params depend from auth-method, may be optional. <text:span text:style-name="T18">Common params:</text:span></text:p>
      <text:p text:style-name="P28">realm – describes protected are(domain may have different passwords for it’s parts)</text:p>
      <text:p text:style-name="P27"/>
      <text:p text:style-name="P18"/>
      <text:p text:style-name="P16"/>
      <text:p text:style-name="P22">Entity headers:</text:p>
      <text:p text:style-name="P19">Content-Length: &lt;length of entity body in bytes&gt;</text:p>
      <text:p text:style-name="P19">Content-Language: &lt;language of users of the content, NOT language of content&gt;</text:p>
      <text:p text:style-name="P19">Content-Encoding: gzip, br, compress – compression types of entity, in order how they were applied</text:p>
      <text:p text:style-name="P20">Content-Type: media-type – MIME type; charset; boundary=&lt;how part of entity is encapsulated&gt;</text:p>
      <text:p text:style-name="P1">Content-Disposition: ???</text:p>
      <text:p text:style-name="P1"/>
      <text:p text:style-name="P1"/>
      <text:p text:style-name="P1">POST &lt;some endpoint&gt; HTTP/1.1</text:p>
      <text:p text:style-name="P1">Host: &lt;some host&gt;</text:p>
      <text:p text:style-name="P1">Authorization: &lt;some token&gt;</text:p>
      <text:p text:style-name="P1">Cache-Control: no-cache</text:p>
      <text:p text:style-name="P1">Content-Type: multipart/form-data; boundary=------WebKitFormBoundary7MA4YWxkTrZu0gW</text:p>
      <text:p text:style-name="P1">------WebKitFormBoundary7MA4YWxkTrZu0gW</text:p>
      <text:p text:style-name="P1">Content-Disposition: form-data; name=”file”; filename=”classkick_image.png”</text:p>
      <text:p text:style-name="P1">Content-Type: application/octet-stream</text:p>
      <text:p text:style-name="P1">?PNG</text:p>
      <text:p text:style-name="P1">IHD?wS??iCCPICC Profilex?T?kA?6n??Zk?x?”IY?hE?6?bk</text:p>
      <text:p text:style-name="P1">Y?&lt;)??????9Nyx?+=?Y”|@5-?M?S?%?@?H8??qR&gt;???inf???O?????b??N?????~N??&gt;?!?</text:p>
      <text:p text:style-name="P1">??V?J?p?8?da?sZHO?Ln?}&amp;???wVQ?y?g????E??0</text:p>
      <text:p text:style-name="P1">??</text:p>
      <text:p text:style-name="P1">IDAc????????-IEND?B`?</text:p>
      <text:p text:style-name="P1">------WebKitFormBoundary7MA4YWxkTrZu0gW</text:p>
      <text:p text:style-name="P1"><text:soft-page-break/>Content-Disposition: form-data; name=”owner_id”</text:p>
      <text:p text:style-name="P1">some_owner_id_1</text:p>
      <text:p text:style-name="P1">------WebKitFormBoundary7MA4YWxkTrZu0gW</text:p>
      <text:p text:style-name="P1">Content-Disposition: form-data; name=”name”</text:p>
      <text:p text:style-name="P1">some_file_name</text:p>
      <text:p text:style-name="P1">------WebKitFormBoundary7MA4YWxkTrZu0gW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1-16T18:14:00.215000000</dc:date>
    <meta:editing-duration>PT3M20S</meta:editing-duration>
    <meta:editing-cycles>3</meta:editing-cycles>
    <meta:document-statistic meta:table-count="0" meta:image-count="0" meta:object-count="0" meta:page-count="3" meta:paragraph-count="76" meta:word-count="489" meta:character-count="4123" meta:non-whitespace-character-count="3690"/>
  </office:meta>
</office:document-meta>
</file>